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33cm" svg:height="3.815cm" svg:x="20.678cm" svg:y="5.149c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v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++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0485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raemer</meta:initial-creator>
    <meta:creation-date>2014-01-21T19:52:50.868002174</meta:creation-date>
    <dc:date>2014-01-21T20:43:32.744158669</dc:date>
    <dc:creator>Stephen Kraemer</dc:creator>
    <meta:editing-duration>PT19M41S</meta:editing-duration>
    <meta:editing-cycles>1</meta:editing-cycles>
    <meta:document-statistic meta:table-count="1" meta:cell-count="8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family="'TeX Gyre Bonum'" style:font-style-name="Regular" fo:font-size="10pt" fo:language="en" fo:country="CA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chart:axis-position="1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334cm" svg:height="3.816cm" xlink:href=".." xlink:type="simple" chart:class="chart:bar" chart:style-name="ch1">
        <chart:plot-area chart:style-name="ch2" table:cell-range-address="Sheet1.A1:Sheet1.B4" chart:data-source-has-labels="column" svg:x="0.576cm" svg:y="0.439cm" svg:width="5.506cm" svg:height="2.881cm">
          <chartooo:coordinate-region svg:x="1.991cm" svg:y="0.439cm" svg:width="4.091cm" svg:height="2.881cm"/>
          <chart:axis chart:dimension="x" chart:name="primary-x" chart:style-name="ch3" chartooo:axis-type="auto">
            <chartooo:date-scale/>
            <chart:categories table:cell-range-address="Sheet1.A1:Sheet1.A4"/>
          </chart:axis>
          <chart:axis chart:dimension="y" chart:name="primary-y" chart:style-name="ch4"/>
          <chart:series chart:style-name="ch5" chart:values-cell-range-address="Sheet1.B1:Sheet1.B4" chart:class="chart:ba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Sheet1.A1:Sheet1.A4</svg:desc>
                </draw:g>
              </table:table-cell>
              <table:table-cell office:value-type="float" office:value="25">
                <text:p>25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++1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